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 fo:margin-top="0.2236in" fo:margin-bottom="0.2236in"/>
    </style:style>
    <style:style style:name="T2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24pt" style:font-size-asian="24pt" style:font-size-complex="24pt"/>
    </style:style>
    <style:style style:name="T3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24pt" style:font-size-asian="24pt" style:font-size-complex="24pt"/>
    </style:style>
    <style:style style:name="P4" style:parent-style-name="Heading1" style:family="paragraph">
      <style:paragraph-properties fo:margin-top="0.2236in" fo:margin-bottom="0.2236in"/>
    </style:style>
    <style:style style:name="T5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24pt" style:font-size-asian="24pt" style:font-size-complex="24pt"/>
    </style:style>
    <style:style style:name="P6" style:parent-style-name="Heading2" style:family="paragraph">
      <style:paragraph-properties fo:margin-top="0.2076in" fo:margin-bottom="0.2076in"/>
    </style:style>
    <style:style style:name="T7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8" style:parent-style-name="Normal" style:family="paragraph">
      <style:paragraph-properties fo:margin-top="0.1666in" fo:margin-bottom="0.1666in"/>
    </style:style>
    <style:style style:name="T9" style:parent-style-name="DefaultParagraphFont" style:family="text">
      <style:text-properties style:font-name="Aptos" style:font-name-asian="Aptos" style:font-name-complex="Aptos"/>
    </style:style>
    <style:style style:name="T1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1" style:parent-style-name="DefaultParagraphFont" style:family="text">
      <style:text-properties style:font-name="Aptos" style:font-name-asian="Aptos" style:font-name-complex="Aptos"/>
    </style:style>
    <style:style style:name="T12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3" style:parent-style-name="DefaultParagraphFont" style:family="text">
      <style:text-properties style:font-name="Aptos" style:font-name-asian="Aptos" style:font-name-complex="Aptos"/>
    </style:style>
    <style:style style:name="T14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15" style:parent-style-name="DefaultParagraphFont" style:family="text">
      <style:text-properties style:font-name="Aptos" style:font-name-asian="Aptos" style:font-name-complex="Aptos"/>
    </style:style>
    <style:style style:name="P16" style:parent-style-name="Heading2" style:family="paragraph">
      <style:paragraph-properties fo:margin-top="0.2076in" fo:margin-bottom="0.2076in"/>
    </style:style>
    <style:style style:name="T17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18" style:parent-style-name="Heading3" style:family="paragraph">
      <style:paragraph-properties fo:margin-top="0.1951in" fo:margin-bottom="0.1951in"/>
    </style:style>
    <style:style style:name="T1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2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P21" style:parent-style-name="Normal" style:family="paragraph">
      <style:paragraph-properties fo:margin-top="0.1666in" fo:margin-bottom="0.1666in"/>
    </style:style>
    <style:style style:name="T22" style:parent-style-name="DefaultParagraphFont" style:family="text">
      <style:text-properties style:font-name="Aptos" style:font-name-asian="Aptos" style:font-name-complex="Aptos"/>
    </style:style>
    <style:style style:name="P23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4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5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6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7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28" style:parent-style-name="Heading3" style:family="paragraph">
      <style:paragraph-properties fo:margin-top="0.1951in" fo:margin-bottom="0.1951in"/>
    </style:style>
    <style:style style:name="T2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3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P31" style:parent-style-name="Normal" style:family="paragraph">
      <style:paragraph-properties fo:margin-top="0.1666in" fo:margin-bottom="0.1666in"/>
    </style:style>
    <style:style style:name="T32" style:parent-style-name="DefaultParagraphFont" style:family="text">
      <style:text-properties style:font-name="Aptos" style:font-name-asian="Aptos" style:font-name-complex="Aptos"/>
    </style:style>
    <style:style style:name="P33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4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5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6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37" style:parent-style-name="Heading3" style:family="paragraph">
      <style:paragraph-properties fo:margin-top="0.1951in" fo:margin-bottom="0.1951in"/>
    </style:style>
    <style:style style:name="T38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39" style:parent-style-name="DefaultParagraphFont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P40" style:parent-style-name="Normal" style:family="paragraph">
      <style:paragraph-properties fo:margin-top="0.1666in" fo:margin-bottom="0.1666in"/>
    </style:style>
    <style:style style:name="T41" style:parent-style-name="DefaultParagraphFont" style:family="text">
      <style:text-properties style:font-name="Aptos" style:font-name-asian="Aptos" style:font-name-complex="Aptos"/>
    </style:style>
    <style:style style:name="P42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43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44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45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46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47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48" style:parent-style-name="Heading3" style:family="paragraph">
      <style:paragraph-properties fo:margin-top="0.1951in" fo:margin-bottom="0.1951in"/>
    </style:style>
    <style:style style:name="T49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50" style:parent-style-name="DefaultParagraphFont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P51" style:parent-style-name="Normal" style:family="paragraph">
      <style:paragraph-properties fo:margin-top="0.1666in" fo:margin-bottom="0.1666in"/>
    </style:style>
    <style:style style:name="T52" style:parent-style-name="DefaultParagraphFont" style:family="text">
      <style:text-properties style:font-name="Aptos" style:font-name-asian="Aptos" style:font-name-complex="Aptos"/>
    </style:style>
    <style:style style:name="P53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54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55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56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57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58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59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60" style:parent-style-name="Heading3" style:family="paragraph">
      <style:paragraph-properties fo:margin-top="0.1951in" fo:margin-bottom="0.1951in"/>
    </style:style>
    <style:style style:name="T61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62" style:parent-style-name="DefaultParagraphFont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P63" style:parent-style-name="Normal" style:family="paragraph">
      <style:paragraph-properties fo:margin-top="0.1666in" fo:margin-bottom="0.1666in"/>
    </style:style>
    <style:style style:name="T64" style:parent-style-name="DefaultParagraphFont" style:family="text">
      <style:text-properties style:font-name="Aptos" style:font-name-asian="Aptos" style:font-name-complex="Aptos"/>
    </style:style>
    <style:style style:name="P65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66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67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68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69" style:parent-style-name="Heading3" style:family="paragraph">
      <style:paragraph-properties fo:margin-top="0.1951in" fo:margin-bottom="0.1951in"/>
    </style:style>
    <style:style style:name="T70" style:parent-style-name="DefaultParagraphFont" style:family="text">
      <style:text-properties style:font-name="Aptos" style:font-name-asian="Aptos" style:font-name-complex="Aptos" fo:font-weight="bold" style:font-weight-asian="bold" style:font-weight-complex="bold"/>
    </style:style>
    <style:style style:name="T71" style:parent-style-name="DefaultParagraphFont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P72" style:parent-style-name="Normal" style:family="paragraph">
      <style:paragraph-properties fo:margin-top="0.1666in" fo:margin-bottom="0.1666in"/>
    </style:style>
    <style:style style:name="T73" style:parent-style-name="DefaultParagraphFont" style:family="text">
      <style:text-properties style:font-name="Aptos" style:font-name-asian="Aptos" style:font-name-complex="Aptos"/>
    </style:style>
    <style:style style:name="P74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75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76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77" style:parent-style-name="Heading2" style:family="paragraph">
      <style:paragraph-properties fo:margin-top="0.2076in" fo:margin-bottom="0.2076in"/>
    </style:style>
    <style:style style:name="T78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79" style:parent-style-name="ListParagraph" style:family="paragraph">
      <style:paragraph-properties fo:margin-top="0.1666in" fo:margin-bottom="0.1666in"/>
      <style:text-properties style:font-name="Aptos" style:font-name-asian="Aptos" style:font-name-complex="Aptos" fo:font-weight="bold" style:font-weight-asian="bold" style:font-weight-complex="bold"/>
    </style:style>
    <style:style style:name="P80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81" style:parent-style-name="Heading2" style:family="paragraph">
      <style:paragraph-properties fo:margin-top="0.2076in" fo:margin-bottom="0.2076in"/>
    </style:style>
    <style:style style:name="T82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83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84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85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86" style:parent-style-name="Heading2" style:family="paragraph">
      <style:paragraph-properties fo:margin-top="0.2076in" fo:margin-bottom="0.2076in"/>
    </style:style>
    <style:style style:name="T87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88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89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90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91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92" style:parent-style-name="Heading2" style:family="paragraph">
      <style:paragraph-properties fo:margin-top="0.2076in" fo:margin-bottom="0.2076in"/>
    </style:style>
    <style:style style:name="T93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94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95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96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97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98" style:parent-style-name="Heading2" style:family="paragraph">
      <style:paragraph-properties fo:margin-top="0.2076in" fo:margin-bottom="0.2076in"/>
    </style:style>
    <style:style style:name="T99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TableColumn101" style:family="table-column">
      <style:table-column-properties style:column-width="1.9458in"/>
    </style:style>
    <style:style style:name="TableColumn102" style:family="table-column">
      <style:table-column-properties style:column-width="0.75in"/>
    </style:style>
    <style:style style:name="Table100" style:family="table">
      <style:table-properties style:width="2.6958in" fo:margin-left="0in" table:align="left"/>
    </style:style>
    <style:style style:name="TableRow103" style:family="table-row">
      <style:table-row-properties style:min-row-height="0.2083in"/>
    </style:style>
    <style:style style:name="TableCell104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5" style:parent-style-name="Normal" style:family="paragraph">
      <style:paragraph-properties fo:text-align="center" fo:margin-bottom="0in"/>
    </style:style>
    <style:style style:name="T106" style:parent-style-name="DefaultParagraphFont" style:family="text">
      <style:text-properties fo:font-weight="bold" style:font-weight-asian="bold" style:font-weight-complex="bold"/>
    </style:style>
    <style:style style:name="TableCell10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08" style:parent-style-name="Normal" style:family="paragraph">
      <style:paragraph-properties fo:text-align="center" fo:margin-bottom="0in"/>
    </style:style>
    <style:style style:name="T109" style:parent-style-name="DefaultParagraphFont" style:family="text">
      <style:text-properties fo:font-weight="bold" style:font-weight-asian="bold" style:font-weight-complex="bold"/>
    </style:style>
    <style:style style:name="TableRow110" style:family="table-row">
      <style:table-row-properties style:min-row-height="0.2083in"/>
    </style:style>
    <style:style style:name="TableCell11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2" style:parent-style-name="Normal" style:family="paragraph">
      <style:paragraph-properties fo:margin-bottom="0in"/>
    </style:style>
    <style:style style:name="TableCell11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4" style:parent-style-name="Normal" style:family="paragraph">
      <style:paragraph-properties fo:margin-bottom="0in"/>
    </style:style>
    <style:style style:name="T115" style:parent-style-name="DefaultParagraphFont" style:family="text">
      <style:text-properties fo:font-weight="bold" style:font-weight-asian="bold" style:font-weight-complex="bold"/>
    </style:style>
    <style:style style:name="TableRow116" style:family="table-row">
      <style:table-row-properties style:min-row-height="0.2083in"/>
    </style:style>
    <style:style style:name="TableCell117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18" style:parent-style-name="Normal" style:family="paragraph">
      <style:paragraph-properties fo:margin-bottom="0in"/>
    </style:style>
    <style:style style:name="TableCell11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0" style:parent-style-name="Normal" style:family="paragraph">
      <style:paragraph-properties fo:margin-bottom="0in"/>
    </style:style>
    <style:style style:name="T121" style:parent-style-name="DefaultParagraphFont" style:family="text">
      <style:text-properties fo:font-weight="bold" style:font-weight-asian="bold" style:font-weight-complex="bold"/>
    </style:style>
    <style:style style:name="TableRow122" style:family="table-row">
      <style:table-row-properties style:min-row-height="0.2083in"/>
    </style:style>
    <style:style style:name="TableCell12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4" style:parent-style-name="Normal" style:family="paragraph">
      <style:paragraph-properties fo:margin-bottom="0in"/>
    </style:style>
    <style:style style:name="TableCell125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6" style:parent-style-name="Normal" style:family="paragraph">
      <style:paragraph-properties fo:margin-bottom="0in"/>
    </style:style>
    <style:style style:name="T127" style:parent-style-name="DefaultParagraphFont" style:family="text">
      <style:text-properties fo:font-weight="bold" style:font-weight-asian="bold" style:font-weight-complex="bold"/>
    </style:style>
    <style:style style:name="TableRow128" style:family="table-row">
      <style:table-row-properties style:min-row-height="0.2083in"/>
    </style:style>
    <style:style style:name="TableCell129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30" style:parent-style-name="Normal" style:family="paragraph">
      <style:paragraph-properties fo:margin-bottom="0in"/>
    </style:style>
    <style:style style:name="TableCell13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32" style:parent-style-name="Normal" style:family="paragraph">
      <style:paragraph-properties fo:margin-bottom="0in"/>
    </style:style>
    <style:style style:name="T133" style:parent-style-name="DefaultParagraphFont" style:family="text">
      <style:text-properties fo:font-weight="bold" style:font-weight-asian="bold" style:font-weight-complex="bold"/>
    </style:style>
    <style:style style:name="P134" style:parent-style-name="Heading2" style:family="paragraph">
      <style:paragraph-properties fo:margin-top="0.2076in" fo:margin-bottom="0.2076in"/>
    </style:style>
    <style:style style:name="T135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136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37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38" style:parent-style-name="Normal" style:family="paragraph">
      <style:paragraph-properties fo:margin-top="0.1666in" fo:margin-bottom="0.1666in"/>
    </style:style>
    <style:style style:name="T139" style:parent-style-name="DefaultParagraphFont" style:family="text">
      <style:text-properties style:font-name="Aptos" style:font-name-asian="Aptos" style:font-name-complex="Aptos"/>
    </style:style>
    <style:style style:name="P140" style:parent-style-name="Heading2" style:family="paragraph">
      <style:paragraph-properties fo:margin-top="0.2076in" fo:margin-bottom="0.2076in"/>
    </style:style>
    <style:style style:name="T141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142" style:parent-style-name="Normal" style:family="paragraph">
      <style:paragraph-properties fo:margin-top="0.1666in" fo:margin-bottom="0.1666in"/>
    </style:style>
    <style:style style:name="T143" style:parent-style-name="DefaultParagraphFont" style:family="text">
      <style:text-properties style:font-name="Aptos" style:font-name-asian="Aptos" style:font-name-complex="Aptos"/>
    </style:style>
    <style:style style:name="P144" style:parent-style-name="Heading2" style:family="paragraph">
      <style:paragraph-properties fo:margin-top="0.2076in" fo:margin-bottom="0.2076in"/>
    </style:style>
    <style:style style:name="T145" style:parent-style-name="DefaultParagraphFont" style:family="text">
      <style:text-properties style:font-name="Aptos" style:font-name-asian="Aptos" style:font-name-complex="Aptos" fo:font-weight="bold" style:font-weight-asian="bold" style:font-weight-complex="bold" fo:font-size="18pt" style:font-size-asian="18pt" style:font-size-complex="18pt"/>
    </style:style>
    <style:style style:name="P146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47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48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  <style:style style:name="P149" style:parent-style-name="ListParagraph" style:family="paragraph">
      <style:paragraph-properties fo:margin-top="0.1666in" fo:margin-bottom="0.1666in"/>
      <style:text-properties style:font-name="Aptos" style:font-name-asian="Aptos" style:font-name-complex="Aptos"/>
    </style:style>
  </office:automatic-styles>
  <office:body>
    <office:text text:use-soft-page-breaks="true">
      <text:h text:style-name="P1" text:outline-level="1"><text:span text:style-name="T2">Name:Mazen sherif ahmed<text:s/></text:span><text:line-break/><text:span text:style-name="T3">id:221006172</text:span></text:h>
      <text:h text:style-name="P4" text:outline-level="1"><text:span text:style-name="T5">Arabic Image Captioning using AI <text:s/></text:span></text:h>
      <text:h text:style-name="P6" text:outline-level="2"><text:span text:style-name="T7">Project Overview</text:span></text:h>
      <text:p text:style-name="P8"><text:span text:style-name="T9">This project focuses on generating<text:s/></text:span><text:span text:style-name="T10">Arabic captions for images</text:span><text:span text:style-name="T11"><text:s/>using a deep learning–based Encoder–Decoder architecture. The system combines<text:s/></text:span><text:span text:style-name="T12">computer vision</text:span><text:span text:style-name="T13"><text:s/>and<text:s/></text:span><text:span text:style-name="T14">natural language processing (NLP)</text:span><text:span text:style-name="T15"><text:s/>to automatically describe images in Arabic.</text:span></text:p>
      <text:p text:style-name="Normal"/>
      <text:h text:style-name="P16" text:outline-level="2"><text:span text:style-name="T17">Project Files Description</text:span></text:h>
      <text:h text:style-name="P18" text:outline-level="3"><text:span text:style-name="T19">1.<text:s/></text:span><text:span text:style-name="T20">config.py</text:span></text:h>
      <text:p text:style-name="P21"><text:span text:style-name="T22">Defines all configuration parameters:</text:span></text:p>
      <text:list text:style-name="LFO12" text:continue-numbering="true">
        <text:list-item>
          <text:p text:style-name="P23">Dataset and feature paths</text:p>
        </text:list-item>
        <text:list-item>
          <text:p text:style-name="P24">Model hyperparameters</text:p>
        </text:list-item>
        <text:list-item>
          <text:p text:style-name="P25">Vocabulary size</text:p>
        </text:list-item>
        <text:list-item>
          <text:p text:style-name="P26">Embedding dimensions</text:p>
        </text:list-item>
        <text:list-item>
          <text:p text:style-name="P27">Training settings</text:p>
        </text:list-item>
      </text:list>
      <text:h text:style-name="P28" text:outline-level="3"><text:span text:style-name="T29">2.<text:s/></text:span><text:span text:style-name="T30">extract_features.py</text:span></text:h>
      <text:p text:style-name="P31"><text:span text:style-name="T32">Responsible for image feature extraction:</text:span></text:p>
      <text:list text:style-name="LFO11" text:continue-numbering="true">
        <text:list-item>
          <text:p text:style-name="P33">Uses pre-trained CNNs (VGG16 / ResNet)</text:p>
        </text:list-item>
        <text:list-item>
          <text:p text:style-name="P34">Extracts 2048-dimensional image features</text:p>
        </text:list-item>
        <text:list-item>
          <text:p text:style-name="P35">Saves features to disk for faster training</text:p>
        </text:list-item>
        <text:list-item>
          <text:p text:style-name="P36">Normalizes image inputs</text:p>
        </text:list-item>
      </text:list>
      <text:h text:style-name="P37" text:outline-level="3"><text:span text:style-name="T38">3.<text:s/></text:span><text:span text:style-name="T39">model.py</text:span></text:h>
      <text:p text:style-name="P40"><text:span text:style-name="T41">Defines the deep learning architecture:</text:span></text:p>
      <text:list text:style-name="LFO10" text:continue-numbering="true">
        <text:list-item>
          <text:p text:style-name="P42">CNN Encoder for image features</text:p>
        </text:list-item>
        <text:list-item>
          <text:p text:style-name="P43">LSTM Decoder for sequence generation</text:p>
        </text:list-item>
        <text:list-item>
          <text:p text:style-name="P44">Attention mechanism</text:p>
        </text:list-item>
        <text:list-item>
          <text:p text:style-name="P45">Embedding layers</text:p>
        </text:list-item>
        <text:list-item>
          <text:p text:style-name="P46">Seq2Seq architecture</text:p>
        </text:list-item>
        <text:list-item>
          <text:p text:style-name="P47">Arabic text generation</text:p>
        </text:list-item>
      </text:list>
      <text:h text:style-name="P48" text:outline-level="3"><text:span text:style-name="T49">4.<text:s/></text:span><text:span text:style-name="T50">train.py</text:span></text:h>
      <text:p text:style-name="P51"><text:span text:style-name="T52">Training pipeline:</text:span></text:p>
      <text:list text:style-name="LFO9" text:continue-numbering="true">
        <text:list-item>
          <text:p text:style-name="P53">Loads extracted features and captions</text:p>
        </text:list-item>
        <text:list-item>
          <text:p text:style-name="P54">Tokenizes Arabic text</text:p>
        </text:list-item>
        <text:list-item>
          <text:p text:style-name="P55">Training loop</text:p>
        </text:list-item>
        <text:list-item>
          <text:p text:style-name="P56">Cross-entropy loss calculation</text:p>
        </text:list-item>
        <text:list-item>
          <text:p text:style-name="P57">Adam optimizer</text:p>
        </text:list-item>
        <text:list-item>
          <text:p text:style-name="P58">Model checkpoint saving</text:p>
        </text:list-item>
        <text:list-item>
          <text:p text:style-name="P59">Validation after each epoch</text:p>
        </text:list-item>
      </text:list>
      <text:h text:style-name="P60" text:outline-level="3"><text:span text:style-name="T61">5.<text:s/></text:span><text:span text:style-name="T62">test.py</text:span></text:h>
      <text:p text:style-name="P63"><text:span text:style-name="T64">Model evaluation:</text:span></text:p>
      <text:list text:style-name="LFO8" text:continue-numbering="true">
        <text:list-item>
          <text:p text:style-name="P65">Loads trained model</text:p>
        </text:list-item>
        <text:list-item>
          <text:p text:style-name="P66">Generates Arabic captions for test images</text:p>
        </text:list-item>
        <text:list-item>
          <text:p text:style-name="P67">Calculates BLEU scores</text:p>
        </text:list-item>
        <text:list-item>
          <text:p text:style-name="P68">Measures overall performance</text:p>
        </text:list-item>
      </text:list>
      <text:h text:style-name="P69" text:outline-level="3"><text:span text:style-name="T70">6.<text:s/></text:span><text:span text:style-name="T71">gui.py</text:span></text:h>
      <text:p text:style-name="P72"><text:span text:style-name="T73">Graphical User Interface:</text:span></text:p>
      <text:list text:style-name="LFO7" text:continue-numbering="true">
        <text:list-item>
          <text:p text:style-name="P74">Image upload</text:p>
        </text:list-item>
        <text:list-item>
          <text:p text:style-name="P75">Real-time Arabic caption generation</text:p>
        </text:list-item>
        <text:list-item>
          <text:p text:style-name="P76">Result visualization</text:p>
        </text:list-item>
      </text:list>
      <text:p text:style-name="Normal"/>
      <text:h text:style-name="P77" text:outline-level="2"><text:span text:style-name="T78">Dataset</text:span></text:h>
      <text:list text:style-name="LFO6" text:continue-numbering="true">
        <text:list-item>
          <text:p text:style-name="P79">Flickr8k Image Dataset</text:p>
        </text:list-item>
        <text:list-item>
          <text:p text:style-name="P80">Images paired with Arabic captions</text:p>
        </text:list-item>
      </text:list>
      <text:p text:style-name="Normal"/>
      <text:h text:style-name="P81" text:outline-level="2"><text:span text:style-name="T82">Feature Extraction</text:span></text:h>
      <text:list text:style-name="LFO5" text:continue-numbering="true">
        <text:list-item>
          <text:p text:style-name="P83">CNN Backbone: VGG16 / ResNet</text:p>
        </text:list-item>
        <text:list-item>
          <text:p text:style-name="P84">Feature Vector Size: 2048</text:p>
        </text:list-item>
        <text:list-item>
          <text:p text:style-name="P85">Stored for efficient training</text:p>
        </text:list-item>
      </text:list>
      <text:p text:style-name="Normal"/>
      <text:h text:style-name="P86" text:outline-level="2"><text:span text:style-name="T87">Model Architecture</text:span></text:h>
      <text:list text:style-name="LFO4" text:continue-numbering="true">
        <text:list-item>
          <text:p text:style-name="P88">CNN Encoder + LSTM Decoder</text:p>
        </text:list-item>
        <text:list-item>
          <text:p text:style-name="P89">Attention Mechanism</text:p>
        </text:list-item>
        <text:list-item>
          <text:p text:style-name="P90">Sequence-to-Sequence (Seq2Seq)</text:p>
        </text:list-item>
        <text:list-item>
          <text:p text:style-name="P91">Arabic language modeling</text:p>
        </text:list-item>
      </text:list>
      <text:p text:style-name="Normal"/>
      <text:h text:style-name="P92" text:outline-level="2"><text:span text:style-name="T93">Training &amp; Testing</text:span></text:h>
      <text:list text:style-name="LFO3" text:continue-numbering="true">
        <text:list-item>
          <text:p text:style-name="P94">Loss Function: Cross-Entropy Loss</text:p>
        </text:list-item>
        <text:list-item>
          <text:p text:style-name="P95">Optimizer: Adam</text:p>
        </text:list-item>
        <text:list-item>
          <text:p text:style-name="P96">Evaluation Metric: BLEU Score</text:p>
        </text:list-item>
        <text:list-item>
          <text:p text:style-name="P97">GUI-based visualization</text:p>
        </text:list-item>
      </text:list>
      <text:p text:style-name="Normal"/>
      <text:h text:style-name="P98" text:outline-level="2"><text:span text:style-name="T99">Training Summary (25 Epochs)</text:span></text:h>
      <table:table table:style-name="Table100">
        <table:table-columns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P105"><text:span text:style-name="T106">Metric</text:span></text:p>
          </table:table-cell>
          <table:table-cell table:style-name="TableCell107">
            <text:p text:style-name="P108"><text:span text:style-name="T109">Value</text:span></text:p>
          </table:table-cell>
        </table:table-row>
        <table:table-row table:style-name="TableRow110">
          <table:table-cell table:style-name="TableCell111">
            <text:p text:style-name="P112">Final Training Loss</text:p>
          </table:table-cell>
          <table:table-cell table:style-name="TableCell113">
            <text:p text:style-name="P114"><text:span text:style-name="T115">1.5739</text:span></text:p>
          </table:table-cell>
        </table:table-row>
        <table:table-row table:style-name="TableRow116">
          <table:table-cell table:style-name="TableCell117">
            <text:p text:style-name="P118">Final Validation Loss</text:p>
          </table:table-cell>
          <table:table-cell table:style-name="TableCell119">
            <text:p text:style-name="P120"><text:span text:style-name="T121">1.8202</text:span></text:p>
          </table:table-cell>
        </table:table-row>
        <table:table-row table:style-name="TableRow122">
          <table:table-cell table:style-name="TableCell123">
            <text:p text:style-name="P124">Final Training Accuracy</text:p>
          </table:table-cell>
          <table:table-cell table:style-name="TableCell125">
            <text:p text:style-name="P126"><text:span text:style-name="T127">71.83%</text:span></text:p>
          </table:table-cell>
        </table:table-row>
        <table:table-row table:style-name="TableRow128">
          <table:table-cell table:style-name="TableCell129">
            <text:p text:style-name="P130">Final Validation Accuracy</text:p>
          </table:table-cell>
          <table:table-cell table:style-name="TableCell131">
            <text:p text:style-name="P132"><text:span text:style-name="T133">70.05%</text:span></text:p>
          </table:table-cell>
        </table:table-row>
      </table:table>
      <text:p text:style-name="Normal"/>
      <text:h text:style-name="P134" text:outline-level="2"><text:span text:style-name="T135">Results Visualization</text:span></text:h>
      <text:list text:style-name="LFO2" text:continue-numbering="true">
        <text:list-item>
          <text:p text:style-name="P136">Training vs Validation Loss Curve</text:p>
        </text:list-item>
        <text:list-item>
          <text:p text:style-name="P137">Final Accuracy Comparison</text:p>
        </text:list-item>
      </text:list>
      <text:p text:style-name="P138"><text:span text:style-name="T139">(Graphs generated separately and can be included in presentation slides)</text:span></text:p>
      <text:p text:style-name="Normal"/>
      <text:h text:style-name="P140" text:outline-level="2"><text:span text:style-name="T141">Conclusion</text:span></text:h>
      <text:p text:style-name="P142"><text:span text:style-name="T143">The proposed Arabic image captioning system demonstrates strong performance, effectively generating meaningful Arabic descriptions for images. The attention-based Encoder–Decoder architecture significantly improves caption quality.</text:span></text:p>
      <text:p text:style-name="Normal"/>
      <text:h text:style-name="P144" text:outline-level="2"><text:span text:style-name="T145">Future Work</text:span></text:h>
      <text:list text:style-name="LFO1" text:continue-numbering="true">
        <text:list-item>
          <text:p text:style-name="P146">Larger Arabic datasets</text:p>
        </text:list-item>
        <text:list-item>
          <text:p text:style-name="P147">Transformer-based models</text:p>
        </text:list-item>
        <text:list-item>
          <text:p text:style-name="P148">Improved Arabic language preprocessing</text:p>
        </text:list-item>
        <text:list-item>
          <text:p text:style-name="P149">Mobile and web deployment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5in"/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/>
    </style:style>
    <style:style style:name="WW_CharLFO1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zen Mohamed</meta:initial-creator>
    <dc:creator>Mazen Mohamed</dc:creator>
    <meta:creation-date>2025-12-17T21:31:00Z</meta:creation-date>
    <dc:date>2025-12-17T21:31:00Z</dc:date>
    <meta:template xlink:href="Normal.dotm" xlink:type="simple"/>
    <meta:editing-cycles>1</meta:editing-cycles>
    <meta:editing-duration>PT0S</meta:editing-duration>
    <meta:document-statistic meta:page-count="1" meta:paragraph-count="4" meta:word-count="371" meta:character-count="2484" meta:row-count="17" meta:non-whitespace-character-count="2117"/>
  </office:meta>
</office:document-meta>
</file>